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B80000077EEFDAD6F55DB469EF.png" manifest:media-type="image/png"/>
  <manifest:file-entry manifest:full-path="Pictures/1000000000000020000000204B249CA79A42C6D7.png" manifest:media-type="image/png"/>
  <manifest:file-entry manifest:full-path="Pictures/100000000000023400000353D2DB30A27137F70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ba131a" svg:stroke-opacity="80%" draw:fill="none" draw:textarea-vertical-align="middle"/>
    </style:style>
    <style:style style:name="gr3" style:family="graphic" style:parent-style-name="objectwithoutfill">
      <style:graphic-properties svg:stroke-width="0.388cm" svg:stroke-color="#00599d" draw:marker-start-width="0.779cm" draw:marker-end="Arrow" draw:marker-end-width="0.879cm" svg:stroke-opacity="40%" draw:fill="none" draw:textarea-vertical-align="middle" fo:padding-top="0.316cm" fo:padding-bottom="0.316cm" fo:padding-left="0.441cm" fo:padding-right="0.44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654cm"/>
    </style:style>
    <style:style style:name="gr7" style:family="graphic" style:parent-style-name="objectwithoutfill">
      <style:graphic-properties svg:stroke-width="0.035cm" svg:stroke-color="#00599d" draw:marker-start-width="0.252cm" draw:marker-end-width="0.252cm" svg:stroke-opacity="20%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035cm" draw:marker-start-width="0.252cm" draw:marker-end-width="0.252cm" svg:stroke-opacity="20%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color="#f8aa97" svg:stroke-opacity="90%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b75bc"/>
    </style:style>
    <style:style style:name="P4" style:family="paragraph">
      <loext:graphic-properties draw:fill="none" draw:fill-color="#ffffff"/>
      <style:text-properties fo:color="#00888a"/>
    </style:style>
    <style:style style:name="P5" style:family="paragraph">
      <loext:graphic-properties draw:fill="none" draw:fill-color="#ffffff"/>
      <style:text-properties fo:color="#f8aa97"/>
    </style:style>
    <style:style style:name="T1" style:family="text">
      <style:text-properties fo:color="#1b75bc"/>
    </style:style>
    <style:style style:name="T2" style:family="text">
      <style:text-properties fo:color="#00888a"/>
    </style:style>
    <style:style style:name="T3" style:family="text">
      <style:text-properties fo:color="#f8aa9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75cm" svg:height="7.874cm" svg:x="3.794cm" svg:y="1.508cm">
          <draw:image xlink:href="Pictures/100000000000023400000353D2DB30A27137F70D.jpg" xlink:type="simple" xlink:show="embed" xlink:actuate="onLoad">
            <text:p/>
          </draw:image>
        </draw:frame>
        <draw:frame draw:style-name="gr1" draw:text-style-name="P1" draw:layer="layout" svg:width="3.03cm" svg:height="7.747cm" svg:x="6.733cm" svg:y="1.254cm">
          <draw:image xlink:href="Pictures/100000000000023400000353D2DB30A27137F70D.jpg" xlink:type="simple" xlink:show="embed" xlink:actuate="onLoad">
            <text:p/>
          </draw:image>
        </draw:frame>
        <draw:frame draw:style-name="gr1" draw:text-style-name="P1" draw:layer="layout" svg:width="2.921cm" svg:height="7.201cm" svg:x="1.381cm" svg:y="1.292cm">
          <draw:image xlink:href="Pictures/100000000000023400000353D2DB30A27137F70D.jpg" xlink:type="simple" xlink:show="embed" xlink:actuate="onLoad">
            <text:p/>
          </draw:image>
        </draw:frame>
        <draw:frame draw:style-name="gr1" draw:text-style-name="P1" draw:layer="layout" svg:width="8.33cm" svg:height="10.858cm" svg:x="12.684cm" svg:y="2.715cm">
          <draw:image xlink:href="Pictures/10000000000005B80000077EEFDAD6F55DB469EF.png" xlink:type="simple" xlink:show="embed" xlink:actuate="onLoad">
            <text:p/>
          </draw:image>
        </draw:frame>
        <draw:line draw:style-name="gr2" draw:text-style-name="P2" draw:layer="layout" svg:x1="15.478cm" svg:y1="4.048cm" svg:x2="9.382cm" svg:y2="2.016cm">
          <text:p/>
        </draw:line>
        <draw:line draw:style-name="gr2" draw:text-style-name="P2" draw:layer="layout" svg:x1="15.605cm" svg:y1="4.556cm" svg:x2="9.001cm" svg:y2="8.366cm">
          <text:p/>
        </draw:line>
        <draw:line draw:style-name="gr3" draw:text-style-name="P2" draw:layer="layout" svg:x1="5.318cm" svg:y1="6.301cm" svg:x2="5.411cm" svg:y2="3.286cm">
          <text:p/>
        </draw:line>
        <draw:line draw:style-name="gr3" draw:text-style-name="P2" draw:layer="layout" svg:x1="8.146cm" svg:y1="6.047cm" svg:x2="8.239cm" svg:y2="3.032cm">
          <text:p/>
        </draw:line>
        <draw:line draw:style-name="gr3" draw:text-style-name="P2" draw:layer="layout" svg:x1="2.778cm" svg:y1="6.047cm" svg:x2="2.871cm" svg:y2="3.032cm">
          <text:p/>
        </draw:line>
        <draw:path draw:style-name="gr4" draw:text-style-name="P2" draw:layer="layout" svg:width="3.758cm" svg:height="1.006cm" draw:transform="rotate (1.5707963267949) translate (8.202cm 6.59854527485586cm)" svg:viewBox="0 0 3759 1007" svg:d="M3516 26c185-90 215 166 238 278 33 170-83 338-238 397-195 74-387 183-595 212-268 38-536 106-807 92-249-12-498-64-754-53-211 9-423 12-635-39-158-38-286-129-437-172-183-52-351-265-264-463l158-159 133-79 66-40">
          <text:p/>
        </draw:path>
        <draw:path draw:style-name="gr4" draw:text-style-name="P2" draw:layer="layout" svg:width="3.058cm" svg:height="2.792cm" draw:transform="rotate (2.29842409195133) translate (7.85466045834375cm 6.81980637460562cm)" svg:viewBox="0 0 3059 2793" svg:d="M2571 2772c201 70 401-38 469-308 93-374-172-554-282-836-74-190-298-289-403-464-98-166-230-298-361-429-139-140-290-284-472-367-192-88-385-169-577-266-228-115-489-133-715-52-183 65-277 294-207 471l81 108 89 79">
          <text:p/>
        </draw:path>
        <draw:path draw:style-name="gr4" draw:text-style-name="P2" draw:layer="layout" svg:width="4.312cm" svg:height="3.195cm" draw:transform="rotate (2.15687788961459) translate (8.71324415738114cm 7.45171019663217cm)" svg:viewBox="0 0 4313 3196" svg:d="M3982 2045c271-68 361 241 323 421-34 162-107 342-249 424-192 110-273 253-546 272-223 15-426 52-634 23-169-23-329-27-499-61-228-47-434-157-621-285-192-132-394-254-584-388-188-132-399-234-551-414-142-168-268-351-395-531-117-166-191-361-217-557-24-181-7-385 120-540 99-120 140-311 311-349 161-36 400-132 532 35l122 81 11 7">
          <text:p/>
        </draw:path>
        <draw:path draw:style-name="gr4" draw:text-style-name="P2" draw:layer="layout" svg:width="4.656cm" svg:height="1.935cm" draw:transform="rotate (1.5707963267949) translate (6.40763863823535cm 6.98351577580622cm)" svg:viewBox="0 0 4657 1936" svg:d="M4060 1794c165-12 349 37 463-159 89-156 168-334 119-502-68-233-254-407-437-556-158-128-332-263-542-291-274-35-546-83-820-119-220-29-436-89-662-119-170-22-328-79-489-27-181 58-373 8-542 106-168 99-360 152-530 252-162 95-362 161-463 330-82 138-117 293-145 450-30 168-6 341 119 503 89 117 184 321 357 264h106">
          <text:p/>
        </draw:path>
        <draw:path draw:style-name="gr4" draw:text-style-name="P2" draw:layer="layout" svg:width="3.763cm" svg:height="1.064cm" draw:transform="rotate (1.5707963267949) translate (5.39235684960402cm 6.73753491259188cm)" svg:viewBox="0 0 3764 1065" svg:d="M3457 6c184-42 280 159 304 317 31 212-145 369-278 463-157 111-363 148-555 146-206-2-405 60-609 79-157 14-317 41-476 26-186-19-370 12-556 27-243 18-439-112-675-132-167-14-339-46-489-146-207-138-80-362-119-542l132-172 172-40h40">
          <text:p/>
        </draw:path>
        <draw:path draw:style-name="gr4" draw:text-style-name="P2" draw:layer="layout" svg:width="3.204cm" svg:height="2.339cm" draw:transform="rotate (2.0935224377672) translate (4.74036317778912cm 6.86668471437603cm)" svg:viewBox="0 0 3205 2340" svg:d="M2733 2333c151 29 311-39 414-189 135-197 2-390-75-531-96-177-206-345-338-501-139-164-293-315-466-436-133-93-283-163-425-244-117-68-243-127-355-205-132-93-301-92-440-163-167-85-354-41-531-61-168-18-352 42-433 224-69 153-134 332-28 472l88 112 11 6">
          <text:p/>
        </draw:path>
        <draw:path draw:style-name="gr4" draw:text-style-name="P2" draw:layer="layout" svg:width="4.534cm" svg:height="1.624cm" draw:transform="rotate (1.5707963267949) translate (5.3816043793831cm 7.1771629540442cm)" svg:viewBox="0 0 4535 1625" svg:d="M3856 2c158-13 313 29 463 80 172 59 232 244 212 410-22 182-113 340-212 489-122 183-317 278-503 371-179 91-368 159-582 158-153 0-290 9-449 67-182 68-389 10-583 13-185 4-371-13-555 26-198 43-378-80-556-145-185-67-369-132-542-225-179-95-365-210-463-397-84-162-136-397-13-569 103-144 276-166 423-225l145-26h80">
          <text:p/>
        </draw:path>
        <draw:path draw:style-name="gr4" draw:text-style-name="P2" draw:layer="layout" svg:width="4.004cm" svg:height="2.741cm" draw:transform="rotate (2.03453030904979) translate (4.3714452622254cm 7.3425405537673cm)" svg:viewBox="0 0 4005 2742" svg:d="M3215 2711c181 77 374-3 550-95 163-85 240-234 225-391-21-208 90-418-89-621-117-134-192-303-319-426-113-110-304-116-408-248-112-140-251-261-391-373-131-104-288-174-444-236-173-70-328-160-526-190-231-34-459-80-692-94-192-13-373-72-574-7-211 69-290 239-402 391-84 113-161 245-142 402 18 153 81 313 212 402l95 107">
          <text:p/>
        </draw:path>
        <draw:path draw:style-name="gr4" draw:text-style-name="P2" draw:layer="layout" svg:width="3.786cm" svg:height="1.183cm" draw:transform="rotate (1.5707963267949) translate (2.58cm 6.615cm)" svg:viewBox="0 0 3787 1184" svg:d="M3453 53c202-33 310 198 331 357 33 241-194 402-358 516-188 130-424 220-661 211-227-9-449 31-675 27-184-3-369 5-555 13-188 9-381 15-569-13-179-26-350-91-516-172-153-75-329-149-397-318-74-181-43-370-53-555l132-106 133-13">
          <text:p/>
        </draw:path>
        <draw:path draw:style-name="gr4" draw:text-style-name="P2" draw:layer="layout" svg:width="3.651cm" svg:height="1.994cm" draw:transform="rotate (1.93155588318212) translate (1.85134522711746cm 6.83648730180007cm)" svg:viewBox="0 0 3652 1995" svg:d="M3176 1991c160 25 339-57 406-215 63-149 102-324 35-467-80-174-230-307-351-458-110-136-256-227-411-296-198-87-417-115-625-179-140-43-242-170-390-204-180-41-340-174-534-159-182 13-362 5-548-9-203-14-387 6-556 87-137 66-248 240-183 412l23 164 145 140 40 43">
          <text:p/>
        </draw:path>
        <draw:path draw:style-name="gr4" draw:text-style-name="P2" draw:layer="layout" svg:width="4.461cm" svg:height="1.813cm" draw:transform="rotate (1.5707963267949) translate (2.553cm 7.00138633216747cm)" svg:viewBox="0 0 4462 1814" svg:d="M3879 40c186-63 324 116 436 225 117 114 138 278 146 436 10 188-46 367-146 516-123 186-342 278-516 410-175 133-391 23-582 80-173 51-347 33-529 53-181 20-363 3-543 26-212 27-424 13-635 27-201 13-371-120-555-172-196-55-327-190-503-265-203-86-356-271-423-476-53-162-15-337-27-503-12-191 165-316 305-397h145 106">
          <text:p/>
        </draw:path>
        <draw:path draw:style-name="gr4" draw:text-style-name="P2" draw:layer="layout" svg:width="4.597cm" svg:height="2.1cm" draw:transform="rotate (1.67953033919414) translate (0.956034679653659cm 7.21004140224579cm)" svg:viewBox="0 0 4598 2101" svg:d="M3922 2101c158-6 301-1 453-124 149-119 176-265 192-417 22-217 82-448-63-646-120-165-280-288-448-395-157-99-328-177-509-228-183-52-354-120-535-206-159-75-351-40-526-57-181-17-358-41-544-19-210 24-421 56-633 63-167 6-323 56-496 40-157-14-323 49-455 136-159 106-356 247-358 480-1 169 91 312 95 476 5 226 225 353 387 468l53 6">
          <text:p/>
        </draw:path>
        <draw:line draw:style-name="gr5" draw:text-style-name="P2" draw:layer="layout" svg:x1="6.461cm" svg:y1="4.683cm" svg:x2="6.461cm" svg:y2="5.572cm">
          <text:p/>
        </draw:line>
        <draw:line draw:style-name="gr5" draw:text-style-name="P2" draw:layer="layout" svg:x1="4.175cm" svg:y1="4.81cm" svg:x2="4.175cm" svg:y2="5.572cm">
          <text:p/>
        </draw:line>
        <draw:line draw:style-name="gr5" draw:text-style-name="P2" draw:layer="layout" svg:x1="6.969cm" svg:y1="4.683cm" svg:x2="6.969cm" svg:y2="5.572cm">
          <text:p/>
        </draw:line>
        <draw:line draw:style-name="gr5" draw:text-style-name="P2" draw:layer="layout" svg:x1="9.154cm" svg:y1="4.683cm" svg:x2="9.154cm" svg:y2="5.572cm">
          <text:p/>
        </draw:line>
        <draw:line draw:style-name="gr5" draw:text-style-name="P2" draw:layer="layout" svg:x1="10.144cm" svg:y1="4.81cm" svg:x2="10.144cm" svg:y2="5.572cm">
          <text:p/>
        </draw:line>
        <draw:line draw:style-name="gr5" draw:text-style-name="P2" draw:layer="layout" svg:x1="1.381cm" svg:y1="4.81cm" svg:x2="1.381cm" svg:y2="5.572cm">
          <text:p/>
        </draw:line>
        <draw:line draw:style-name="gr5" draw:text-style-name="P2" draw:layer="layout" svg:x1="0.746cm" svg:y1="4.81cm" svg:x2="0.746cm" svg:y2="5.572cm">
          <text:p/>
        </draw:line>
        <draw:line draw:style-name="gr5" draw:text-style-name="P2" draw:layer="layout" svg:x1="3.794cm" svg:y1="4.81cm" svg:x2="3.794cm" svg:y2="5.572cm">
          <text:p/>
        </draw:line>
        <draw:line draw:style-name="gr5" draw:text-style-name="P2" draw:layer="layout" svg:x1="3.54cm" svg:y1="4.81cm" svg:x2="3.54cm" svg:y2="5.572cm">
          <text:p/>
        </draw:line>
        <draw:line draw:style-name="gr5" draw:text-style-name="P2" draw:layer="layout" svg:x1="6.588cm" svg:y1="4.81cm" svg:x2="6.588cm" svg:y2="5.572cm">
          <text:p/>
        </draw:line>
        <draw:line draw:style-name="gr5" draw:text-style-name="P2" draw:layer="layout" svg:x1="7.096cm" svg:y1="4.81cm" svg:x2="7.096cm" svg:y2="5.572cm">
          <text:p/>
        </draw:line>
        <draw:line draw:style-name="gr5" draw:text-style-name="P2" draw:layer="layout" svg:x1="4.302cm" svg:y1="4.81cm" svg:x2="4.302cm" svg:y2="5.572cm">
          <text:p/>
        </draw:line>
        <draw:frame draw:style-name="gr6" draw:text-style-name="P3" draw:layer="layout" svg:width="5.154cm" svg:height="0.962cm" svg:x="-0.27cm" svg:y="8.293cm">
          <draw:text-box>
            <text:p><text:span text:style-name="T1">Primary currents</text:span></text:p>
          </draw:text-box>
        </draw:frame>
        <draw:line draw:style-name="gr7" draw:text-style-name="P2" draw:layer="layout" svg:x1="0.111cm" svg:y1="8.493cm" svg:x2="2.778cm" svg:y2="5.318cm">
          <text:p/>
        </draw:line>
        <draw:line draw:style-name="gr7" draw:text-style-name="P2" draw:layer="layout" svg:x1="0.873cm" svg:y1="8.493cm" svg:x2="5.318cm" svg:y2="5.191cm">
          <text:p/>
        </draw:line>
        <draw:line draw:style-name="gr7" draw:text-style-name="P2" draw:layer="layout" svg:x1="1.762cm" svg:y1="8.62cm" svg:x2="8.239cm" svg:y2="5.064cm">
          <text:p/>
        </draw:line>
        <draw:frame draw:style-name="gr8" draw:text-style-name="P4" draw:layer="layout" svg:width="5.997cm" svg:height="0.962cm" svg:x="0cm" svg:y="0.746cm">
          <draw:text-box>
            <text:p><text:span text:style-name="T2">Secondary currents</text:span></text:p>
          </draw:text-box>
        </draw:frame>
        <draw:line draw:style-name="gr9" draw:text-style-name="P2" draw:layer="layout" svg:x1="1.127cm" svg:y1="1.508cm" svg:x2="1.127cm" svg:y2="2.905cm">
          <text:p/>
        </draw:line>
        <draw:line draw:style-name="gr9" draw:text-style-name="P2" draw:layer="layout" svg:x1="3.921cm" svg:y1="1.381cm" svg:x2="4.302cm" svg:y2="2.905cm">
          <text:p/>
        </draw:line>
        <draw:line draw:style-name="gr9" draw:text-style-name="P2" draw:layer="layout" svg:x1="5.826cm" svg:y1="1.508cm" svg:x2="7.223cm" svg:y2="2.524cm">
          <text:p/>
        </draw:line>
        <draw:line draw:style-name="gr10" draw:text-style-name="P2" draw:layer="layout" svg:x1="15.986cm" svg:y1="3.032cm" svg:x2="17.637cm" svg:y2="2.016cm">
          <text:p/>
        </draw:line>
        <draw:line draw:style-name="gr10" draw:text-style-name="P2" draw:layer="layout" svg:x1="18.399cm" svg:y1="4.429cm" svg:x2="18.399cm" svg:y2="2.016cm">
          <text:p/>
        </draw:line>
        <draw:line draw:style-name="gr10" draw:text-style-name="P2" draw:layer="layout" svg:x1="17.002cm" svg:y1="3.794cm" svg:x2="18.145cm" svg:y2="2.016cm">
          <text:p/>
        </draw:line>
        <draw:line draw:style-name="gr10" draw:text-style-name="P2" draw:layer="layout" svg:x1="19.542cm" svg:y1="4.937cm" svg:x2="18.653cm" svg:y2="2.016cm">
          <text:p/>
        </draw:line>
        <draw:frame draw:style-name="gr8" draw:text-style-name="P5" draw:layer="layout" svg:width="3.495cm" svg:height="0.962cm" svg:x="16.494cm" svg:y="1.254cm">
          <draw:text-box>
            <text:p><text:span text:style-name="T3">Ele</text:span><text:span text:style-name="T3">ctr</text:span><text:span text:style-name="T3">od</text:span><text:span text:style-name="T3">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888a" svg:stroke-opacity="40%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8T17:33:04.831813160</dc:date>
    <dc:creator>Dmitrii Altukhov</dc:creator>
    <meta:editing-duration>PT20M31S</meta:editing-duration>
    <meta:editing-cycles>1</meta:editing-cycles>
    <meta:document-statistic meta:object-count="46"/>
    <meta:generator>LibreOffice/5.4.6.2$Linux_X86_64 LibreOffice_project/40m0$Build-2</meta:generator>
  </office:meta>
</office:document-meta>
</file>